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2B4D12EF2E09755D3D0.jpg" manifest:media-type="image/jpeg"/>
  <manifest:file-entry manifest:full-path="Pictures/10000000000001E0000002B40BEBA3092389A950.jpg" manifest:media-type="image/jpeg"/>
  <manifest:file-entry manifest:full-path="Pictures/10000000000001E0000002B401FE075C9CF98025.jpg" manifest:media-type="image/jpeg"/>
  <manifest:file-entry manifest:full-path="Pictures/10000000000001E0000002B4A3A3EAFD2F51E777.jpg" manifest:media-type="image/jpeg"/>
  <manifest:file-entry manifest:full-path="Pictures/10000000000001E0000002B43A27A5CC04BD9377.jpg" manifest:media-type="image/jpeg"/>
  <manifest:file-entry manifest:full-path="Pictures/10000000000000DA000001480A0BC281D8352CD2.jpg" manifest:media-type="image/jpeg"/>
  <manifest:file-entry manifest:full-path="Pictures/10000000000001E0000002B4DF500BA04C3F86D9.jpg" manifest:media-type="image/jpeg"/>
  <manifest:file-entry manifest:full-path="Pictures/10000000000001E0000002B4AB28A08BDF088D86.jpg" manifest:media-type="image/jpeg"/>
  <manifest:file-entry manifest:full-path="Pictures/10000000000001E0000002B4409B29B67B0FBB12.jpg" manifest:media-type="image/jpeg"/>
  <manifest:file-entry manifest:full-path="Pictures/10000000000001E0000002B4630A80B336B7ACE6.jpg" manifest:media-type="image/jpeg"/>
  <manifest:file-entry manifest:full-path="Pictures/10000000000001E0000002B462A02C111AB2A0EA.jpg" manifest:media-type="image/jpeg"/>
  <manifest:file-entry manifest:full-path="Pictures/10000000000000DA00000148E40DDC3E0737D3E9.jpg" manifest:media-type="image/jpeg"/>
  <manifest:file-entry manifest:full-path="Pictures/10000000000001E0000002B451C27E7D3C435E2E.jpg" manifest:media-type="image/jpeg"/>
  <manifest:file-entry manifest:full-path="Pictures/10000000000001E0000002B4F5F797B54021CA23.jpg" manifest:media-type="image/jpeg"/>
  <manifest:file-entry manifest:full-path="Pictures/10000000000001E0000002B434C83AB0B677BCE1.jpg" manifest:media-type="image/jpeg"/>
  <manifest:file-entry manifest:full-path="Pictures/10000000000000DA00000148ADCC65D98C71F2D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4.572cm"/>
    </style:style>
    <style:style style:name="pr2" style:family="presentation" style:parent-style-name="Default-subtitle">
      <style:graphic-properties draw:fill-color="#ffffff" fo:min-height="3.302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8.76cm" svg:height="4.572cm" svg:x="15.624cm" svg:y="4.572cm" presentation:class="subtitle" presentation:user-transformed="true">
          <draw:text-box>
            <text:p>Extremities</text:p>
          </draw:text-box>
        </draw:frame>
        <draw:frame draw:style-name="gr1" draw:text-style-name="P2" draw:layer="layout" svg:width="3.048cm" svg:height="4.394cm" svg:x="1.524cm" svg:y="4.826cm">
          <draw:image xlink:href="Pictures/10000000000001E0000002B4409B29B67B0FBB12.jpg" xlink:type="simple" xlink:show="embed" xlink:actuate="onLoad">
            <text:p/>
          </draw:image>
        </draw:frame>
        <draw:frame draw:style-name="gr1" draw:text-style-name="P2" draw:layer="layout" svg:width="3.231cm" svg:height="4.658cm" svg:x="7.945cm" svg:y="4.826cm">
          <draw:image xlink:href="Pictures/10000000000001E0000002B4DF500BA04C3F86D9.jpg" xlink:type="simple" xlink:show="embed" xlink:actuate="onLoad">
            <text:p/>
          </draw:image>
        </draw:frame>
        <draw:frame draw:style-name="gr1" draw:text-style-name="P2" draw:layer="layout" svg:width="3.057cm" svg:height="4.407cm" svg:x="4.572cm" svg:y="4.826cm">
          <draw:image xlink:href="Pictures/10000000000001E0000002B462A02C111AB2A0EA.jpg" xlink:type="simple" xlink:show="embed" xlink:actuate="onLoad">
            <text:p/>
          </draw:image>
        </draw:frame>
        <draw:frame draw:style-name="gr1" draw:text-style-name="P2" draw:layer="layout" svg:width="2.865cm" svg:height="4.311cm" svg:x="11.43cm" svg:y="4.826cm">
          <draw:image xlink:href="Pictures/10000000000000DA000001480A0BC281D8352CD2.jpg" xlink:type="simple" xlink:show="embed" xlink:actuate="onLoad">
            <text:p/>
          </draw:image>
        </draw:frame>
        <draw:frame presentation:style-name="pr2" draw:text-style-name="P1" draw:layer="layout" svg:width="8.76cm" svg:height="3.302cm" svg:x="9.144cm" svg:y="1.016cm">
          <draw:text-box>
            <text:p>Dans le dataset</text:p>
          </draw:text-box>
        </draw:frame>
        <draw:frame draw:style-name="gr1" draw:text-style-name="P2" draw:layer="layout" svg:width="2.975cm" svg:height="4.288cm" svg:x="1.016cm" svg:y="9.936cm">
          <draw:image xlink:href="Pictures/10000000000001E0000002B4630A80B336B7ACE6.jpg" xlink:type="simple" xlink:show="embed" xlink:actuate="onLoad">
            <text:p/>
          </draw:image>
        </draw:frame>
        <draw:frame draw:style-name="gr1" draw:text-style-name="P2" draw:layer="layout" svg:width="3.387cm" svg:height="5.096cm" svg:x="4.572cm" svg:y="9.89cm">
          <draw:image xlink:href="Pictures/10000000000000DA00000148E40DDC3E0737D3E9.jpg" xlink:type="simple" xlink:show="embed" xlink:actuate="onLoad">
            <text:p/>
          </draw:image>
        </draw:frame>
        <draw:frame draw:style-name="gr1" draw:text-style-name="P2" draw:layer="layout" svg:width="3.7cm" svg:height="5.334cm" svg:x="8.447cm" svg:y="14.224cm">
          <draw:image xlink:href="Pictures/10000000000001E0000002B451C27E7D3C435E2E.jpg" xlink:type="simple" xlink:show="embed" xlink:actuate="onLoad">
            <text:p/>
          </draw:image>
        </draw:frame>
        <draw:frame draw:style-name="gr1" draw:text-style-name="P2" draw:layer="layout" svg:width="3.347cm" svg:height="4.826cm" svg:x="12.147cm" svg:y="10.16cm">
          <draw:image xlink:href="Pictures/10000000000001E0000002B434C83AB0B677BCE1.jpg" xlink:type="simple" xlink:show="embed" xlink:actuate="onLoad">
            <text:p/>
          </draw:image>
        </draw:frame>
        <draw:frame presentation:style-name="pr1" draw:text-style-name="P1" draw:layer="layout" svg:width="8.76cm" svg:height="4.572cm" svg:x="15.624cm" svg:y="9.652cm">
          <draw:text-box>
            <text:p>Face</text:p>
          </draw:text-box>
        </draw:frame>
        <draw:frame draw:style-name="gr1" draw:text-style-name="P2" draw:layer="layout" svg:width="3.278cm" svg:height="4.932cm" svg:x="1.016cm" svg:y="14.224cm">
          <draw:image xlink:href="Pictures/10000000000000DA00000148ADCC65D98C71F2D6.jpg" xlink:type="simple" xlink:show="embed" xlink:actuate="onLoad">
            <text:p/>
          </draw:image>
        </draw:frame>
        <draw:frame draw:style-name="gr1" draw:text-style-name="P2" draw:layer="layout" svg:width="3.728cm" svg:height="5.375cm" svg:x="4.4cm" svg:y="14.183cm">
          <draw:image xlink:href="Pictures/10000000000001E0000002B4F5F797B54021CA23.jpg" xlink:type="simple" xlink:show="embed" xlink:actuate="onLoad">
            <text:p/>
          </draw:image>
        </draw:frame>
        <draw:frame draw:style-name="gr1" draw:text-style-name="P2" draw:layer="layout" svg:width="3.7cm" svg:height="5.334cm" svg:x="12.374cm" svg:y="14.224cm">
          <draw:image xlink:href="Pictures/10000000000001E0000002B43A27A5CC04BD9377.jpg" xlink:type="simple" xlink:show="embed" xlink:actuate="onLoad">
            <text:p/>
          </draw:image>
        </draw:frame>
        <draw:frame presentation:style-name="pr1" draw:text-style-name="P1" draw:layer="layout" svg:width="8.76cm" svg:height="4.572cm" svg:x="15.624cm" svg:y="14.732cm">
          <draw:text-box>
            <text:p>On mode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8.76cm" svg:height="4.572cm" svg:x="15.624cm" svg:y="4.572cm" presentation:class="subtitle" presentation:user-transformed="true">
          <draw:text-box>
            <text:p>Details strip</text:p>
          </draw:text-box>
        </draw:frame>
        <draw:frame presentation:style-name="pr2" draw:text-style-name="P1" draw:layer="layout" svg:width="10.668cm" svg:height="3.302cm" svg:x="9.144cm" svg:y="1.016cm">
          <draw:text-box>
            <text:p>Pas dans le dataset</text:p>
          </draw:text-box>
        </draw:frame>
        <draw:frame presentation:style-name="pr1" draw:text-style-name="P1" draw:layer="layout" svg:width="8.76cm" svg:height="4.572cm" svg:x="15.494cm" svg:y="13.208cm">
          <draw:text-box>
            <text:p>Details buckle</text:p>
          </draw:text-box>
        </draw:frame>
        <draw:frame draw:style-name="gr1" draw:text-style-name="P2" draw:layer="layout" svg:width="3.815cm" svg:height="5.5cm" svg:x="1.524cm" svg:y="4.318cm">
          <draw:image xlink:href="Pictures/10000000000001E0000002B401FE075C9CF98025.jpg" xlink:type="simple" xlink:show="embed" xlink:actuate="onLoad">
            <text:p/>
          </draw:image>
        </draw:frame>
        <draw:frame draw:style-name="gr1" draw:text-style-name="P2" draw:layer="layout" svg:width="3.876cm" svg:height="5.588cm" svg:x="8.476cm" svg:y="4.318cm">
          <draw:image xlink:href="Pictures/10000000000001E0000002B4A3A3EAFD2F51E777.jpg" xlink:type="simple" xlink:show="embed" xlink:actuate="onLoad">
            <text:p/>
          </draw:image>
        </draw:frame>
        <draw:frame draw:style-name="gr1" draw:text-style-name="P2" draw:layer="layout" svg:width="3.862cm" svg:height="5.568cm" svg:x="0.964cm" svg:y="12.466cm">
          <draw:image xlink:href="Pictures/10000000000001E0000002B40BEBA3092389A950.jpg" xlink:type="simple" xlink:show="embed" xlink:actuate="onLoad">
            <text:p/>
          </draw:image>
        </draw:frame>
        <draw:frame draw:style-name="gr1" draw:text-style-name="P2" draw:layer="layout" svg:width="3.912cm" svg:height="5.641cm" svg:x="5.283cm" svg:y="12.446cm">
          <draw:image xlink:href="Pictures/10000000000001E0000002B4AB28A08BDF088D86.jpg" xlink:type="simple" xlink:show="embed" xlink:actuate="onLoad">
            <text:p/>
          </draw:image>
        </draw:frame>
        <draw:frame draw:style-name="gr1" draw:text-style-name="P2" draw:layer="layout" svg:width="3.907cm" svg:height="5.633cm" svg:x="9.555cm" svg:y="12.469cm">
          <draw:image xlink:href="Pictures/10000000000001E0000002B4D12EF2E09755D3D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1T17:15:58.788814261</meta:creation-date>
    <dc:date>2017-08-11T17:28:43.925362885</dc:date>
    <meta:editing-duration>PT1M50S</meta:editing-duration>
    <meta:editing-cycles>1</meta:editing-cycles>
    <meta:document-statistic meta:object-count="48"/>
    <meta:generator>LibreOffice/5.1.6.2$Linux_X86_64 LibreOffice_project/10m0$Build-2</meta:generator>
  </office:meta>
</office:document-meta>
</file>